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style:text-underline-style="solid" style:text-underline-width="auto" style:text-underline-color="font-color" fo:font-weight="bold" officeooo:rsid="000a8cc1" officeooo:paragraph-rsid="000a8cc1" style:font-weight-asian="bold" style:font-weight-complex="bold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Chandas" fo:font-style="normal" style:text-underline-style="none" fo:font-weight="normal" officeooo:rsid="000a8cc1" officeooo:paragraph-rsid="000a8cc1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Chandas" style:text-underline-style="none" fo:font-weight="normal" officeooo:rsid="000a8cc1" officeooo:paragraph-rsid="000a8cc1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handas" style:text-underline-style="none" fo:font-weight="normal" officeooo:rsid="000a8cc1" officeooo:paragraph-rsid="000a8cc1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handas" style:text-underline-style="none" fo:font-weight="bold" officeooo:rsid="000b203f" officeooo:paragraph-rsid="000b203f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style:font-name="Chandas" style:text-underline-style="none" fo:font-weight="normal" officeooo:rsid="000a8cc1" officeooo:paragraph-rsid="000a8cc1" style:font-weight-asian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FURTHER IN PIPELINE</text:p>
      <text:p text:style-name="P4"/>
      <text:list xml:id="list2317943333" text:style-name="L2">
        <text:list-header>
          <text:p text:style-name="P5">Add this pipeline job as Jenkinsfile pipeline as a code</text:p>
        </text:list-header>
      </text:list>
      <text:list xml:id="list1160250876" text:style-name="L1">
        <text:list-item>
          <text:p text:style-name="P6">Add vulnerability test stage in pipeline, package checkers</text:p>
        </text:list-item>
        <text:list-item>
          <text:p text:style-name="P3">Each pipeline stage’s build status to be published back to Gitlab.</text:p>
          <text:p text:style-name="P3">Currently, the build status is published only if entire pipeline’s execution gets success or failed.</text:p>
          <text:p text:style-name="P3"><text:span text:style-name="T1">TIP from Client :</text:span> Can have separate Freestyle or pipeline jobs in cascaded form in order to publish their execution statuses independently.</text:p>
        </text:list-item>
        <text:list-item>
          <text:p text:style-name="P3">Co-ordinate with Aasim Anwar to perform smoke and regression commands:</text:p>
          <text:p text:style-name="P3">- @smoke tests to be run on every webhook trigger</text:p>
          <text:p text:style-name="P3">- @regression tests to be run daily once</text:p>
          <text:p text:style-name="P3"><text:span text:style-name="T1">TIP :</text:span> Have separate pipelines for @smoke &amp; @regression</text:p>
        </text:list-item>
        <text:list-item>
          <text:p text:style-name="P3">Plan disaster recovery of derivaz AWS infra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5:00:21.926194205</meta:creation-date>
    <dc:date>2023-02-13T15:37:49.310587318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19" meta:character-count="708" meta:non-whitespace-character-count="604"/>
  </office:meta>
</office:document-meta>
</file>